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lat_pt</text:p>
          </table:table-cell>
          <table:table-cell office:value-type="string" calcext:value-type="string">
            <text:p>omega_p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omega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formula="of:=([.B2]-48)/7.8+40" office:value-type="float" office:value="50" calcext:value-type="float">
            <text:p>50</text:p>
          </table:table-cell>
          <table:table-cell table:formula="of:=[.C2]/8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table:formula="of:=([.B3]-48)/7.8+40" office:value-type="float" office:value="48.4615384615385" calcext:value-type="float">
            <text:p>48,4615384615</text:p>
          </table:table-cell>
          <table:table-cell table:formula="of:=[.C3]/8" office:value-type="float" office:value="12.125" calcext:value-type="float">
            <text:p>12,12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formula="of:=([.B4]-48)/7.8+40" office:value-type="float" office:value="45.2564102564103" calcext:value-type="float">
            <text:p>45,2564102564</text:p>
          </table:table-cell>
          <table:table-cell table:formula="of:=[.C4]/8"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table:formula="of:=([.B5]-48)/7.8+40" office:value-type="float" office:value="47.4358974358974" calcext:value-type="float">
            <text:p>47,4358974359</text:p>
          </table:table-cell>
          <table:table-cell table:formula="of:=[.C5]/8" office:value-type="float" office:value="9.25" calcext:value-type="float">
            <text:p>9,2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formula="of:=([.B6]-48)/7.8+40" office:value-type="float" office:value="46.7948717948718" calcext:value-type="float">
            <text:p>46,7948717949</text:p>
          </table:table-cell>
          <table:table-cell table:formula="of:=[.C6]/8" office:value-type="float" office:value="8.125" calcext:value-type="float">
            <text:p>8,12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formula="of:=([.B7]-48)/7.8+40" office:value-type="float" office:value="46.1538461538462" calcext:value-type="float">
            <text:p>46,1538461538</text:p>
          </table:table-cell>
          <table:table-cell table:formula="of:=[.C7]/8" office:value-type="float" office:value="7.75" calcext:value-type="float">
            <text:p>7,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formula="of:=([.B8]-48)/7.8+40" office:value-type="float" office:value="45.5128205128205" calcext:value-type="float">
            <text:p>45,5128205128</text:p>
          </table:table-cell>
          <table:table-cell table:formula="of:=[.C8]/8" office:value-type="float" office:value="6.375" calcext:value-type="float">
            <text:p>6,3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table:formula="of:=([.B9]-48)/7.8+40" office:value-type="float" office:value="45.2564102564103" calcext:value-type="float">
            <text:p>45,2564102564</text:p>
          </table:table-cell>
          <table:table-cell table:formula="of:=[.C9]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formula="of:=([.B10]-48)/7.8+40" office:value-type="float" office:value="45.3846153846154" calcext:value-type="float">
            <text:p>45,3846153846</text:p>
          </table:table-cell>
          <table:table-cell table:formula="of:=[.C10]/8" office:value-type="float" office:value="4.125" calcext:value-type="float">
            <text:p>4,125</text:p>
          </table:table-cell>
        </table:table-row>
        <table:table-row table:style-name="ro1">
          <table:table-cell office:value-type="string" calcext:value-type="string">
            <text:p>Wadden Sea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table:formula="of:=([.B11]-48)/7.8+40" office:value-type="float" office:value="55.2564102564103" calcext:value-type="float">
            <text:p>55,2564102564</text:p>
          </table:table-cell>
          <table:table-cell table:formula="of:=[.C11]/8"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Wadden Sea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table:formula="of:=([.B12]-48)/7.8+40" office:value-type="float" office:value="52.8205128205128" calcext:value-type="float">
            <text:p>52,8205128205</text:p>
          </table:table-cell>
          <table:table-cell table:formula="of:=[.C12]/8" office:value-type="float" office:value="10.625" calcext:value-type="float">
            <text:p>10,625</text:p>
          </table:table-cell>
        </table:table-row>
        <table:table-row table:style-name="ro1">
          <table:table-cell office:value-type="string" calcext:value-type="string">
            <text:p>Wadden Sea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([.B13]-48)/7.8+40" office:value-type="float" office:value="52.8205128205128" calcext:value-type="float">
            <text:p>52,8205128205</text:p>
          </table:table-cell>
          <table:table-cell table:formula="of:=[.C13]/8"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Wadden Sea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table:formula="of:=([.B14]-48)/7.8+40" office:value-type="float" office:value="53.974358974359" calcext:value-type="float">
            <text:p>53,9743589744</text:p>
          </table:table-cell>
          <table:table-cell table:formula="of:=[.C14]/8" office:value-type="float" office:value="8.125" calcext:value-type="float">
            <text:p>8,125</text:p>
          </table:table-cell>
        </table:table-row>
        <table:table-row table:style-name="ro1">
          <table:table-cell office:value-type="string" calcext:value-type="string">
            <text:p>Wadden Sea</text:p>
          </table:table-cell>
          <table:table-cell office:value-type="float" office:value="168" calcext:value-type="float">
            <text:p>168</text:p>
          </table:table-cell>
          <table:table-cell office:value-type="float" office:value="53" calcext:value-type="float">
            <text:p>53</text:p>
          </table:table-cell>
          <table:table-cell table:formula="of:=([.B15]-48)/7.8+40" office:value-type="float" office:value="55.3846153846154" calcext:value-type="float">
            <text:p>55,3846153846</text:p>
          </table:table-cell>
          <table:table-cell table:formula="of:=[.C15]/8" office:value-type="float" office:value="6.625" calcext:value-type="float">
            <text:p>6,625</text:p>
          </table:table-cell>
        </table:table-row>
        <table:table-row table:style-name="ro1">
          <table:table-cell office:value-type="string" calcext:value-type="string">
            <text:p>Western Sweden</text:p>
          </table:table-cell>
          <table:table-cell office:value-type="float" office:value="187" calcext:value-type="float">
            <text:p>187</text:p>
          </table:table-cell>
          <table:table-cell office:value-type="float" office:value="69" calcext:value-type="float">
            <text:p>69</text:p>
          </table:table-cell>
          <table:table-cell table:formula="of:=([.B16]-48)/7.8+40" office:value-type="float" office:value="57.8205128205128" calcext:value-type="float">
            <text:p>57,8205128205</text:p>
          </table:table-cell>
          <table:table-cell table:formula="of:=[.C16]/8" office:value-type="float" office:value="8.625" calcext:value-type="float">
            <text:p>8,625</text:p>
          </table:table-cell>
        </table:table-row>
        <table:table-row table:style-name="ro1">
          <table:table-cell office:value-type="string" calcext:value-type="string">
            <text:p>Western Sweden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([.B17]-48)/7.8+40" office:value-type="float" office:value="56.4102564102564" calcext:value-type="float">
            <text:p>56,4102564103</text:p>
          </table:table-cell>
          <table:table-cell table:formula="of:=[.C17]/8" office:value-type="float" office:value="7.25" calcext:value-type="float">
            <text:p>7,25</text:p>
          </table:table-cell>
        </table:table-row>
        <table:table-row table:style-name="ro1">
          <table:table-cell office:value-type="string" calcext:value-type="string">
            <text:p>Western Sweden</text:p>
          </table:table-cell>
          <table:table-cell office:value-type="float" office:value="188" calcext:value-type="float">
            <text:p>188</text:p>
          </table:table-cell>
          <table:table-cell office:value-type="float" office:value="38" calcext:value-type="float">
            <text:p>38</text:p>
          </table:table-cell>
          <table:table-cell table:formula="of:=([.B18]-48)/7.8+40" office:value-type="float" office:value="57.948717948718" calcext:value-type="float">
            <text:p>57,9487179487</text:p>
          </table:table-cell>
          <table:table-cell table:formula="of:=[.C18]/8" office:value-type="float" office:value="4.75" calcext:value-type="float">
            <text:p>4,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formula="of:=([.B19]-48)/7.8+40" office:value-type="float" office:value="54.3589743589744" calcext:value-type="float">
            <text:p>54,358974359</text:p>
          </table:table-cell>
          <table:table-cell table:formula="of:=[.C19]/8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table:formula="of:=([.B20]-48)/7.8+40" office:value-type="float" office:value="54.6153846153846" calcext:value-type="float">
            <text:p>54,6153846154</text:p>
          </table:table-cell>
          <table:table-cell table:formula="of:=[.C20]/8" office:value-type="float" office:value="4.625" calcext:value-type="float">
            <text:p>4,62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formula="of:=([.B21]-48)/7.8+40" office:value-type="float" office:value="54.4871794871795" calcext:value-type="float">
            <text:p>54,4871794872</text:p>
          </table:table-cell>
          <table:table-cell table:formula="of:=[.C21]/8" office:value-type="float" office:value="3.625" calcext:value-type="float">
            <text:p>3,62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([.B22]-48)/7.8+40" office:value-type="float" office:value="54.7435897435897" calcext:value-type="float">
            <text:p>54,7435897436</text:p>
          </table:table-cell>
          <table:table-cell table:formula="of:=[.C22]/8" office:value-type="float" office:value="3.375" calcext:value-type="float">
            <text:p>3,3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table:formula="of:=([.B23]-48)/7.8+40" office:value-type="float" office:value="60" calcext:value-type="float">
            <text:p>60</text:p>
          </table:table-cell>
          <table:table-cell table:formula="of:=[.C23]/8" office:value-type="float" office:value="7.875" calcext:value-type="float">
            <text:p>7,8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formula="of:=([.B24]-48)/7.8+40" office:value-type="float" office:value="59.8717948717949" calcext:value-type="float">
            <text:p>59,8717948718</text:p>
          </table:table-cell>
          <table:table-cell table:formula="of:=[.C24]/8" office:value-type="float" office:value="6.875" calcext:value-type="float">
            <text:p>6,8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formula="of:=([.B25]-48)/7.8+40" office:value-type="float" office:value="60" calcext:value-type="float">
            <text:p>60</text:p>
          </table:table-cell>
          <table:table-cell table:formula="of:=[.C25]/8" office:value-type="float" office:value="5.375" calcext:value-type="float">
            <text:p>5,3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table:formula="of:=([.B26]-48)/7.8+40" office:value-type="float" office:value="59.3589743589744" calcext:value-type="float">
            <text:p>59,358974359</text:p>
          </table:table-cell>
          <table:table-cell table:formula="of:=[.C26]/8" office:value-type="float" office:value="4.875" calcext:value-type="float">
            <text:p>4,875</text:p>
          </table:table-cell>
        </table:table-row>
        <table:table-row table:style-name="ro1">
          <table:table-cell office:value-type="string" calcext:value-type="string">
            <text:p>Baltia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table:formula="of:=([.B27]-48)/7.8+40" office:value-type="float" office:value="60" calcext:value-type="float">
            <text:p>60</text:p>
          </table:table-cell>
          <table:table-cell table:formula="of:=[.C27]/8" office:value-type="float" office:value="4.375" calcext:value-type="float">
            <text:p>4,375</text:p>
          </table:table-cell>
        </table:table-row>
        <table:table-row table:style-name="ro1">
          <table:table-cell office:value-type="string" calcext:value-type="string">
            <text:p>Eastern Denark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table:formula="of:=([.B28]-48)/7.8+40" office:value-type="float" office:value="51.2820512820513" calcext:value-type="float">
            <text:p>51,2820512821</text:p>
          </table:table-cell>
          <table:table-cell table:formula="of:=[.C28]/8" office:value-type="float" office:value="6.625" calcext:value-type="float">
            <text:p>6,625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table:formula="of:=([.B29]-48)/7.8+40" office:value-type="float" office:value="50.8974358974359" calcext:value-type="float">
            <text:p>50,8974358974</text:p>
          </table:table-cell>
          <table:table-cell table:formula="of:=[.C29]/8" office:value-type="float" office:value="10.25" calcext:value-type="float">
            <text:p>10,25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table:formula="of:=([.B30]-48)/7.8+40" office:value-type="float" office:value="52.6923076923077" calcext:value-type="float">
            <text:p>52,6923076923</text:p>
          </table:table-cell>
          <table:table-cell table:formula="of:=[.C30]/8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table:formula="of:=([.B31]-48)/7.8+40" office:value-type="float" office:value="56.025641025641" calcext:value-type="float">
            <text:p>56,0256410256</text:p>
          </table:table-cell>
          <table:table-cell table:formula="of:=[.C31]/8" office:value-type="float" office:value="8.375" calcext:value-type="float">
            <text:p>8,375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table:formula="of:=([.B32]-48)/7.8+40" office:value-type="float" office:value="55.2564102564103" calcext:value-type="float">
            <text:p>55,2564102564</text:p>
          </table:table-cell>
          <table:table-cell table:formula="of:=[.C32]/8"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table:formula="of:=([.B33]-48)/7.8+40" office:value-type="float" office:value="56.025641025641" calcext:value-type="float">
            <text:p>56,0256410256</text:p>
          </table:table-cell>
          <table:table-cell table:formula="of:=[.C33]/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table:formula="of:=([.B34]-48)/7.8+40" office:value-type="float" office:value="56.9230769230769" calcext:value-type="float">
            <text:p>56,9230769231</text:p>
          </table:table-cell>
          <table:table-cell table:formula="of:=[.C34]/8" office:value-type="float" office:value="6.625" calcext:value-type="float">
            <text:p>6,62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35" calcext:value-type="float">
            <text:p>235</text:p>
          </table:table-cell>
          <table:table-cell office:value-type="float" office:value="78" calcext:value-type="float">
            <text:p>78</text:p>
          </table:table-cell>
          <table:table-cell table:formula="of:=([.B35]-48)/7.8+40" office:value-type="float" office:value="63.974358974359" calcext:value-type="float">
            <text:p>63,9743589744</text:p>
          </table:table-cell>
          <table:table-cell table:formula="of:=[.C35]/8"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table:formula="of:=([.B36]-48)/7.8+40" office:value-type="float" office:value="66.7948717948718" calcext:value-type="float">
            <text:p>66,7948717949</text:p>
          </table:table-cell>
          <table:table-cell table:formula="of:=[.C36]/8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7" calcext:value-type="float">
            <text:p>257</text:p>
          </table:table-cell>
          <table:table-cell office:value-type="float" office:value="39" calcext:value-type="float">
            <text:p>39</text:p>
          </table:table-cell>
          <table:table-cell table:formula="of:=([.B37]-48)/7.8+40" office:value-type="float" office:value="66.7948717948718" calcext:value-type="float">
            <text:p>66,7948717949</text:p>
          </table:table-cell>
          <table:table-cell table:formula="of:=[.C37]/8" office:value-type="float" office:value="4.875" calcext:value-type="float">
            <text:p>4,87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7" calcext:value-type="float">
            <text:p>257</text:p>
          </table:table-cell>
          <table:table-cell office:value-type="float" office:value="23" calcext:value-type="float">
            <text:p>23</text:p>
          </table:table-cell>
          <table:table-cell table:formula="of:=([.B38]-48)/7.8+40" office:value-type="float" office:value="66.7948717948718" calcext:value-type="float">
            <text:p>66,7948717949</text:p>
          </table:table-cell>
          <table:table-cell table:formula="of:=[.C38]/8" office:value-type="float" office:value="2.875" calcext:value-type="float">
            <text:p>2,87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([.B39]-48)/7.8+40" office:value-type="float" office:value="66.2820512820513" calcext:value-type="float">
            <text:p>66,2820512821</text:p>
          </table:table-cell>
          <table:table-cell table:formula="of:=[.C39]/8" office:value-type="float" office:value="1.625" calcext:value-type="float">
            <text:p>1,62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formula="of:=([.B40]-48)/7.8+40" office:value-type="float" office:value="66.1538461538462" calcext:value-type="float">
            <text:p>66,1538461538</text:p>
          </table:table-cell>
          <table:table-cell table:formula="of:=[.C40]/8" office:value-type="float" office:value="1.125" calcext:value-type="float">
            <text:p>1,125</text:p>
          </table:table-cell>
        </table:table-row>
        <table:table-row table:style-name="ro1">
          <table:table-cell office:value-type="string" calcext:value-type="string">
            <text:p>Norway and Russia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([.B41]-48)/7.8+40" office:value-type="float" office:value="66.7948717948718" calcext:value-type="float">
            <text:p>66,7948717949</text:p>
          </table:table-cell>
          <table:table-cell table:formula="of:=[.C41]/8" office:value-type="float" office:value="1.125" calcext:value-type="float">
            <text:p>1,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 Nazarova</meta:initial-creator>
    <meta:creation-date>2015-04-24T00:28:11.584910053</meta:creation-date>
    <dc:date>2015-04-24T00:38:00.904181809</dc:date>
    <dc:creator>Sophia  Nazarova</dc:creator>
    <meta:editing-duration>P0D</meta:editing-duration>
    <meta:editing-cycles>1</meta:editing-cycles>
    <meta:document-statistic meta:table-count="1" meta:cell-count="205" meta:object-count="0"/>
    <meta:generator>LibreOffice/4.2.7.2$Linux_X86_64 LibreOffice_project/420m0$Build-2</meta:generator>
  </office:meta>
</office:document-meta>
</file>